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5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ff3333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data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Company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Website</text:p>
          </table:table-cell>
          <table:table-cell/>
          <table:table-cell office:value-type="string">
            <text:p>Request of information for international shipping of permanent magnets</text:p>
          </table:table-cell>
        </table:table-row>
        <table:table-row table:style-name="ro2">
          <table:table-cell table:style-name="ce2" office:value-type="string">
            <text:p>hitachimetals</text:p>
          </table:table-cell>
          <table:table-cell table:style-name="ce2" office:value-type="string">
            <text:p><text:a xlink:href="mailto:info@hitachimetals.com">info@hitachimetals.com</text:a></text:p>
          </table:table-cell>
          <table:table-cell table:style-name="ce2" office:value-type="string">
            <text:p>https://www.hitachimetals.com/contact-us.php</text:p>
          </table:table-cell>
          <table:table-cell table:number-columns-repeated="2"/>
        </table:table-row>
        <table:table-row table:style-name="ro2">
          <table:table-cell office:value-type="string">
            <text:p>supermagnetman</text:p>
          </table:table-cell>
          <table:table-cell office:value-type="string">
            <text:p><text:a xlink:href="mailto:shipping@supermagnetman.com">shipping@supermagnetman.com</text:a></text:p>
          </table:table-cell>
          <table:table-cell office:value-type="string">
            <text:p><text:a xlink:href="https://supermagnetman.com/pages/shipping-policies">https://supermagnetman.com/pages/shipping-policies</text:a></text:p>
          </table:table-cell>
          <table:table-cell/>
          <table:table-cell office:value-type="string">
            <text:p>Hello,</text:p>
          </table:table-cell>
        </table:table-row>
        <table:table-row table:style-name="ro2">
          <table:table-cell office:value-type="string">
            <text:p>chinamagnets</text:p>
          </table:table-cell>
          <table:table-cell office:value-type="string">
            <text:p>trade@chinamagnets.com</text:p>
          </table:table-cell>
          <table:table-cell office:value-type="string">
            <text:p>https://www.chinamagnets.com/contactus.html</text:p>
          </table:table-cell>
          <table:table-cell table:number-columns-repeated="2"/>
        </table:table-row>
        <table:table-row table:style-name="ro2">
          <table:table-cell office:value-type="string">
            <text:p>magmamagnets</text:p>
          </table:table-cell>
          <table:table-cell office:value-type="string">
            <text:p>trade@magmamagnets.com</text:p>
          </table:table-cell>
          <table:table-cell office:value-type="string">
            <text:p>https://www.magmamagnets.com/permanent-magnets/ferrite-magnets/grades-properties-of-ferrite-magnets/</text:p>
          </table:table-cell>
          <table:table-cell/>
          <table:table-cell office:value-type="string">
            <text:p>Do you ship your permanent magnets internationally please ?</text:p>
          </table:table-cell>
        </table:table-row>
        <table:table-row table:style-name="ro2">
          <table:table-cell office:value-type="string">
            <text:p>permanentferritemagnet</text:p>
          </table:table-cell>
          <table:table-cell office:value-type="string">
            <text:p>liucaibin@schtmagnet.com</text:p>
          </table:table-cell>
          <table:table-cell office:value-type="string">
            <text:p>https://www.permanentferritemagnet.com/contactus.html</text:p>
          </table:table-cell>
          <table:table-cell table:number-columns-repeated="2"/>
        </table:table-row>
        <table:table-row table:style-name="ro2">
          <table:table-cell office:value-type="string">
            <text:p>ferrite-magnet</text:p>
          </table:table-cell>
          <table:table-cell office:value-type="string">
            <text:p>magsy@magsy.cz</text:p>
          </table:table-cell>
          <table:table-cell office:value-type="string">
            <text:p>https://www.permanentferritemagnet.com/contactus.html</text:p>
          </table:table-cell>
          <table:table-cell/>
          <table:table-cell office:value-type="string">
            <text:p>Kind regards,</text:p>
          </table:table-cell>
        </table:table-row>
        <table:table-row table:style-name="ro2">
          <table:table-cell office:value-type="string">
            <text:p>horizonmagnets</text:p>
          </table:table-cell>
          <table:table-cell office:value-type="string">
            <text:p>sales@horizonmagnetics.com</text:p>
          </table:table-cell>
          <table:table-cell office:value-type="string">
            <text:p>https://www.horizonmagnets.com/ferrite-magnet-product/</text:p>
          </table:table-cell>
          <table:table-cell table:number-columns-repeated="2"/>
        </table:table-row>
        <table:table-row table:style-name="ro2">
          <table:table-cell office:value-type="string">
            <text:p>eclipsemagnetics</text:p>
          </table:table-cell>
          <table:table-cell office:value-type="string">
            <text:p>info@eclipsemagnetics.com</text:p>
          </table:table-cell>
          <table:table-cell office:value-type="string">
            <text:p>https://www.eclipsemagnetics.com/</text:p>
          </table:table-cell>
          <table:table-cell table:number-columns-repeated="2"/>
        </table:table-row>
        <table:table-row table:style-name="ro2">
          <table:table-cell office:value-type="string">
            <text:p>ferritemagneti</text:p>
          </table:table-cell>
          <table:table-cell office:value-type="string">
            <text:p><text:a xlink:href="mailto:info@ferritemagneti.com">info@ferritemagneti.com</text:a></text:p>
          </table:table-cell>
          <table:table-cell office:value-type="string">
            <text:p>http://ferritemagneti.com/</text:p>
          </table:table-cell>
          <table:table-cell table:number-columns-repeated="2"/>
        </table:table-row>
        <table:table-row table:style-name="ro2">
          <table:table-cell office:value-type="string">
            <text:p>hsmagnets</text:p>
          </table:table-cell>
          <table:table-cell office:value-type="string">
            <text:p><text:a xlink:href="mailto:info@hsmagnets.com">info@hsmagnets.com</text:a></text:p>
          </table:table-cell>
          <table:table-cell office:value-type="string">
            <text:p>https://www.hsmagnets.com/contact-us/</text:p>
          </table:table-cell>
          <table:table-cell table:number-columns-repeated="2"/>
        </table:table-row>
        <table:table-row table:style-name="ro2">
          <table:table-cell office:value-type="string">
            <text:p>first4magnets</text:p>
          </table:table-cell>
          <table:table-cell office:value-type="string">
            <text:p>sales@magnetexpert.com</text:p>
          </table:table-cell>
          <table:table-cell office:value-type="string">
            <text:p>https://www.first4magnets.com/contact-us-i3</text:p>
          </table:table-cell>
          <table:table-cell table:number-columns-repeated="2"/>
        </table:table-row>
        <table:table-row table:style-name="ro2">
          <table:table-cell table:style-name="ce2" office:value-type="string">
            <text:p>ferrite-magnet</text:p>
          </table:table-cell>
          <table:table-cell table:style-name="ce2" office:value-type="string">
            <text:p>magsy@magsy.cz</text:p>
          </table:table-cell>
          <table:table-cell table:style-name="ce2" office:value-type="string">
            <text:p>https://www.ferrite-magnet.com/</text:p>
          </table:table-cell>
          <table:table-cell table:number-columns-repeated="2"/>
        </table:table-row>
        <table:table-row table:style-name="ro2">
          <table:table-cell office:value-type="string">
            <text:p>stanfordmagnets</text:p>
          </table:table-cell>
          <table:table-cell office:value-type="string">
            <text:p>sales@stanfordmagnets.com</text:p>
          </table:table-cell>
          <table:table-cell office:value-type="string">
            <text:p>https://www.stanfordmagnets.com/what-is-a-ferrite.html</text:p>
          </table:table-cell>
          <table:table-cell table:number-columns-repeated="2"/>
        </table:table-row>
        <table:table-row table:style-name="ro2">
          <table:table-cell office:value-type="string">
            <text:p>magmamagnets</text:p>
          </table:table-cell>
          <table:table-cell office:value-type="string">
            <text:p>trade@magmamagnets.com</text:p>
          </table:table-cell>
          <table:table-cell office:value-type="string">
            <text:p>https://www.magmamagnets.com/permanent-magnets/ferrite-magnets/grades-properties-of-ferrite-magnets/</text:p>
          </table:table-cell>
          <table:table-cell table:number-columns-repeated="2"/>
        </table:table-row>
        <table:table-row table:style-name="ro2">
          <table:table-cell office:value-type="string">
            <text:p>tdk</text:p>
          </table:table-cell>
          <table:table-cell office:value-type="string">
            <text:p><text:a xlink:href="mailto:info@tdk.com">info@tdk.com</text:a></text:p>
          </table:table-cell>
          <table:table-cell office:value-type="string">
            <text:p>https://product.tdk.com/en/products/magnet/magnet/ferrite/index.html</text:p>
          </table:table-cell>
          <table:table-cell table:number-columns-repeated="2"/>
        </table:table-row>
        <table:table-row table:style-name="ro2">
          <table:table-cell office:value-type="string">
            <text:p>kingsmagnetic</text:p>
          </table:table-cell>
          <table:table-cell office:value-type="string">
            <text:p>sales@kingsmagnetic.com</text:p>
          </table:table-cell>
          <table:table-cell office:value-type="string">
            <text:p>https://www.kingsmagnetic.com/ferrite-magnet_c12</text:p>
          </table:table-cell>
          <table:table-cell table:number-columns-repeated="2"/>
        </table:table-row>
        <table:table-row table:style-name="ro2">
          <table:table-cell office:value-type="string">
            <text:p>imamagnets</text:p>
          </table:table-cell>
          <table:table-cell office:value-type="string">
            <text:p>contact@imamagnets.com</text:p>
          </table:table-cell>
          <table:table-cell office:value-type="string">
            <text:p>https://imamagnets.com/en/ferrite-magnets/</text:p>
          </table:table-cell>
          <table:table-cell table:number-columns-repeated="2"/>
        </table:table-row>
        <table:table-row table:style-name="ro2">
          <table:table-cell office:value-type="string">
            <text:p>miottisrl</text:p>
          </table:table-cell>
          <table:table-cell office:value-type="string">
            <text:p>info@miottisrl.com</text:p>
          </table:table-cell>
          <table:table-cell office:value-type="string">
            <text:p>https://www.miottisrl.com/en/product/ferrite-magnets/</text:p>
          </table:table-cell>
          <table:table-cell table:number-columns-repeated="2"/>
        </table:table-row>
        <table:table-row table:style-name="ro2">
          <table:table-cell office:value-type="string">
            <text:p>supermagnete</text:p>
          </table:table-cell>
          <table:table-cell office:value-type="string">
            <text:p>support@supermagnete.de</text:p>
          </table:table-cell>
          <table:table-cell office:value-type="string">
            <text:p>https://www.supermagnete.de/eng/ferrite-magnets</text:p>
          </table:table-cell>
          <table:table-cell table:number-columns-repeated="2"/>
        </table:table-row>
        <table:table-row table:style-name="ro2">
          <table:table-cell office:value-type="string">
            <text:p>kumarmagnet</text:p>
          </table:table-cell>
          <table:table-cell office:value-type="string">
            <text:p>kumarin@kumarmagnet.com</text:p>
          </table:table-cell>
          <table:table-cell office:value-type="string">
            <text:p>https://www.kumarmagnet.com/ferrite-magnets.html</text:p>
          </table:table-cell>
          <table:table-cell table:number-columns-repeated="2"/>
        </table:table-row>
        <table:table-row table:style-name="ro2">
          <table:table-cell office:value-type="string">
            <text:p>modernmagnetics</text:p>
          </table:table-cell>
          <table:table-cell office:value-type="string">
            <text:p>info@modernmagnetics.co.za</text:p>
          </table:table-cell>
          <table:table-cell office:value-type="string">
            <text:p>https://modernmagnetics.co.za/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20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0M57S</meta:editing-duration>
    <meta:editing-cycles>4</meta:editing-cycles>
    <meta:generator>OpenOffice/4.1.13$Win32 OpenOffice.org_project/4113m1$Build-9810</meta:generator>
    <dc:date>2022-08-01T20:02:42.50</dc:date>
    <meta:document-statistic meta:table-count="1" meta:cell-count="70" meta:object-count="0"/>
    <meta:user-defined meta:name="Info 1"/>
    <meta:user-defined meta:name="Info 2"/>
    <meta:user-defined meta:name="Info 3"/>
    <meta:user-defined meta:name="Info 4"/>
  </office:meta>
</office:document-meta>
</file>